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automatic-styles>
    <style:style style:name="P1" style:family="paragraph" style:parent-style-name="Standard">
      <style:text-properties officeooo:rsid="000fea39" officeooo:paragraph-rsid="000fea39"/>
    </style:style>
    <style:style style:name="P2" style:family="paragraph" style:parent-style-name="Standard">
      <style:text-properties officeooo:paragraph-rsid="000fea39"/>
    </style:style>
    <style:style style:name="P3" style:family="paragraph" style:parent-style-name="Standard">
      <style:text-properties fo:font-variant="normal" fo:text-transform="none" fo:color="#111111" loext:opacity="100%" style:font-name="arial" fo:font-size="12pt" fo:letter-spacing="normal" fo:font-style="normal" fo:font-weight="normal" officeooo:rsid="000fea39" officeooo:paragraph-rsid="000fea39"/>
    </style:style>
    <style:style style:name="P4" style:family="paragraph" style:parent-style-name="Standard">
      <style:text-properties fo:font-variant="normal" fo:text-transform="none" fo:color="#111111" loext:opacity="100%" style:font-name="arial" fo:font-size="12pt" fo:letter-spacing="normal" fo:font-style="normal" fo:font-weight="normal" officeooo:rsid="0012a308" officeooo:paragraph-rsid="0012a308"/>
    </style:style>
    <style:style style:name="P5" style:family="paragraph" style:parent-style-name="Standard">
      <style:text-properties style:font-name="arial" officeooo:rsid="000fea39" officeooo:paragraph-rsid="000fea39"/>
    </style:style>
    <style:style style:name="P6" style:family="paragraph" style:parent-style-name="Standard">
      <style:text-properties style:font-name="arial" style:text-underline-style="solid" style:text-underline-width="auto" style:text-underline-color="font-color" officeooo:rsid="000fea39" officeooo:paragraph-rsid="000fea39"/>
    </style:style>
    <style:style style:name="P7" style:family="paragraph" style:parent-style-name="Standard">
      <style:text-properties style:font-name="arial" officeooo:rsid="00114a85" officeooo:paragraph-rsid="00114a85"/>
    </style:style>
    <style:style style:name="P8" style:family="paragraph" style:parent-style-name="Standard">
      <style:text-properties style:font-name="arial" fo:font-size="15pt" fo:font-weight="bold" officeooo:rsid="000fea39" officeooo:paragraph-rsid="000fea39" style:font-size-asian="15pt" style:font-weight-asian="bold" style:font-size-complex="15pt" style:font-weight-complex="bold"/>
    </style:style>
    <style:style style:name="P9" style:family="paragraph" style:parent-style-name="Standard">
      <style:text-properties style:font-name="arial" fo:font-size="13pt" fo:font-style="italic" style:text-underline-style="none" fo:font-weight="bold" officeooo:rsid="000fea39" officeooo:paragraph-rsid="000fea39" style:font-size-asian="13pt" style:font-style-asian="italic" style:font-weight-asian="bold" style:font-size-complex="13pt" style:font-style-complex="italic" style:font-weight-complex="bold"/>
    </style:style>
    <style:style style:name="P10" style:family="paragraph" style:parent-style-name="Standard">
      <style:text-properties style:font-name="arial" fo:font-size="13pt" fo:font-style="italic" officeooo:rsid="0012a308" officeooo:paragraph-rsid="0012a308" style:font-size-asian="13pt" style:font-style-asian="italic" style:font-size-complex="13pt" style:font-style-complex="italic"/>
    </style:style>
    <style:style style:name="P11" style:family="paragraph" style:parent-style-name="Standard">
      <style:paragraph-properties fo:break-before="page"/>
      <style:text-properties style:font-name="arial" fo:font-size="13pt" fo:font-style="italic" fo:font-weight="bold" officeooo:rsid="0012a308" officeooo:paragraph-rsid="0012a308" style:font-size-asian="13pt" style:font-style-asian="italic" style:font-weight-asian="bold" style:font-size-complex="13pt" style:font-style-complex="italic" style:font-weight-complex="bold"/>
    </style:style>
    <style:style style:name="P12" style:family="paragraph" style:parent-style-name="Standard">
      <style:text-properties style:font-name="arial" fo:font-style="italic" fo:font-weight="bold" officeooo:rsid="0012a308" officeooo:paragraph-rsid="0012a308" style:font-style-asian="italic" style:font-weight-asian="bold" style:font-style-complex="italic" style:font-weight-complex="bold"/>
    </style:style>
    <style:style style:name="P13" style:family="paragraph" style:parent-style-name="Standard">
      <style:text-properties style:font-name="arial" fo:font-style="italic" fo:font-weight="bold" officeooo:rsid="0013025d" officeooo:paragraph-rsid="0013025d" style:font-style-asian="italic" style:font-weight-asian="bold" style:font-style-complex="italic" style:font-weight-complex="bold"/>
    </style:style>
    <style:style style:name="P14" style:family="paragraph" style:parent-style-name="Standard">
      <style:paragraph-properties fo:break-before="page"/>
      <style:text-properties style:font-name="arial" fo:font-style="italic" fo:font-weight="bold" officeooo:rsid="0013025d" officeooo:paragraph-rsid="0013025d" style:font-style-asian="italic" style:font-weight-asian="bold" style:font-style-complex="italic" style:font-weight-complex="bold"/>
    </style:style>
    <style:style style:name="P15" style:family="paragraph" style:parent-style-name="Standard">
      <style:text-properties fo:color="#111111" loext:opacity="100%" style:font-name="arial" officeooo:rsid="0012a308" officeooo:paragraph-rsid="0012a308"/>
    </style:style>
    <style:style style:name="P16" style:family="paragraph" style:parent-style-name="Text_20_body">
      <style:text-properties style:font-name="arial" officeooo:rsid="0012a308" officeooo:paragraph-rsid="0012a308"/>
    </style:style>
    <style:style style:name="P17" style:family="paragraph" style:parent-style-name="Text_20_body">
      <style:text-properties style:font-name="arial" fo:font-style="italic" fo:font-weight="bold" officeooo:rsid="0012a308" officeooo:paragraph-rsid="0012a308" style:font-style-asian="italic" style:font-weight-asian="bold" style:font-style-complex="italic" style:font-weight-complex="bold"/>
    </style:style>
    <style:style style:name="P18" style:family="paragraph" style:parent-style-name="Text_20_body" style:list-style-name="L3">
      <style:text-properties style:font-name="arial" fo:font-style="normal" style:text-underline-style="none" fo:font-weight="bold" officeooo:rsid="0012a308" officeooo:paragraph-rsid="0013025d" style:font-style-asian="normal" style:font-weight-asian="bold" style:font-style-complex="normal" style:font-weight-complex="bold"/>
    </style:style>
    <style:style style:name="P19" style:family="paragraph" style:parent-style-name="Text_20_body" style:list-style-name="L3">
      <style:text-properties style:font-name="arial" fo:font-style="normal" style:text-underline-style="none" fo:font-weight="bold" officeooo:rsid="0013025d" officeooo:paragraph-rsid="0013025d" style:font-style-asian="normal" style:font-weight-asian="bold" style:font-style-complex="normal" style:font-weight-complex="bold"/>
    </style:style>
    <style:style style:name="P20" style:family="paragraph" style:parent-style-name="Text_20_body">
      <style:text-properties officeooo:paragraph-rsid="0012a308"/>
    </style:style>
    <style:style style:name="P21" style:family="paragraph" style:parent-style-name="Text_20_body" style:list-style-name="L2">
      <style:paragraph-properties fo:padding="0.049cm" fo:border="0.06pt solid #d9d9e3"/>
    </style:style>
    <style:style style:name="P22" style:family="paragraph" style:parent-style-name="Text_20_body" style:list-style-name="L3">
      <style:text-properties officeooo:paragraph-rsid="0013025d"/>
    </style:style>
    <style:style style:name="T1" style:family="text">
      <style:text-properties loext:padding="0.049cm" loext:border="0.06pt solid #d9d9e3"/>
    </style:style>
    <style:style style:name="T2" style:family="text">
      <style:text-properties fo:font-weight="bold" style:font-weight-asian="bold" style:font-weight-complex="bold"/>
    </style:style>
    <style:style style:name="T3" style:family="text">
      <style:text-properties style:font-name="arial" officeooo:rsid="0012a308"/>
    </style:style>
    <style:style style:name="T4" style:family="text">
      <style:text-properties style:font-name="arial" fo:font-style="normal" style:text-underline-style="none" fo:font-weight="bold" officeooo:rsid="0013025d" style:font-style-asian="normal" style:font-weight-asian="bold" style:font-style-complex="normal" style:font-weight-complex="bold"/>
    </style:style>
    <style:style style:name="T5" style:family="text">
      <style:text-properties style:font-name="arial" fo:font-style="normal" style:text-underline-style="none" fo:font-weight="normal" officeooo:rsid="0013025d" style:font-style-asian="normal" style:font-weight-asian="normal" style:font-style-complex="normal" style:font-weight-complex="normal"/>
    </style:style>
    <style:style style:name="T6" style:family="text">
      <style:text-properties officeooo:rsid="0013025d"/>
    </style:style>
    <style:style style:name="T7"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apitulo I: Introduccion</text:p>
      <text:p text:style-name="P6"/>
      <text:p text:style-name="P3"><text:tab/>El manejo de tipos de datos JSON en bases de datos es un aspecto crítico en el desarrollo de aplicaciones modernas. Con la creciente popularidad de JSON como formato de intercambio de datos, es esencial comprender cómo almacenar, consultar y optimizar datos JSON en bases de datos relacionales. En este trabajo, exploraremos los desafíos y las mejores prácticas asociadas con esta tarea, brindando información valiosa para desarrolladores y profesionales de bases de datos. </text:p>
      <text:p text:style-name="P5"/>
      <text:p text:style-name="P9">Tema</text:p>
      <text:p text:style-name="P5"><text:tab/> Este Trabajo Práctico se enfoca en la gestión de tipos de datos JSON en el contexto de bases de datos relacionales. Con el auge de aplicaciones web y móviles, el uso de JSON como formato de intercambio de datos se ha vuelto común. Sin embargo, integrar eficientemente estos tipos de datos en bases de datos relacionales plantea desafíos particulares. El objetivo de este trabajo es investigar cómo se pueden almacenar, consultar y optimizar los tipos de datos JSON dentro de sistemas de bases de datos relacionales.</text:p>
      <text:p text:style-name="P5"/>
      <text:p text:style-name="P7">El trabajo explorara las siguientes areas cla:</text:p>
      <text:p text:style-name="P7"><text:tab/>1 – <text:span text:style-name="T2">Integracion de JSON en Bases de Datos Relacionales:</text:span> Una introducción a cómo se pueden almacenar datos JSON en tablas de bases de datos relacionales y cómo se relacionan con otros tipos de datos.</text:p>
      <text:p text:style-name="P7"><text:tab/>2 - <text:span text:style-name="T2">Consultas y busqueda de Datos JSON:</text:span> Cómo realizar consultas efectivas en datos JSON, incluyendo la extracción de información específica de objetos y arrays anidados.</text:p>
      <text:p text:style-name="P7"><text:tab/>3 -<text:span text:style-name="T2"> Indexacion y Optimizacion:</text:span> Estrategias para indexar y optimizar el rendimiento de consultas en datos JSON, considerando la escalabilidad y eficiencia.</text:p>
      <text:p text:style-name="P7"><text:tab/>4 - <text:span text:style-name="T2">Transacciones y Mantenimiento: </text:span>Consideraciones sobre la transaccionalidad y el mantenimiento de datos JSON en entornos de bases de datos relacionales.</text:p>
      <text:p text:style-name="P7"><text:tab/>5 – <text:span text:style-name="T2">Ejemplo de casos de uso:</text:span> Estudios de casos prácticos que demuestran cómo el manejo de datos JSON en bases de datos puede ser beneficioso en aplicaciones del mundo real.</text:p>
      <text:p text:style-name="P7"/>
      <text:p text:style-name="P7"><text:tab/>Este trabajo proporcionará una visión detallada sobre cómo se pueden aprovechar los tipos de datos JSON en bases de datos relacionales, abordando los desafíos y las mejores prácticas para su implementación y optimización. Los estudiantes y profesionales interesados en la integración de datos JSON en bases de datos encontrarán valiosa información para mejorar sus habilidades y conocimientos en este campo específico.</text:p>
      <text:p text:style-name="P7"/>
      <text:p text:style-name="P10"/>
      <text:p text:style-name="P11">Planteamiento del problema</text:p>
      <text:p text:style-name="P10"/>
      <text:p text:style-name="P16"><text:tab/>El problema central que este Trabajo Práctico busca abordar es el siguiente:</text:p>
      <text:p text:style-name="P16">¿Cómo se pueden integrar eficazmente tipos de datos JSON en bases de datos relacionales, garantizando un almacenamiento eficiente, la capacidad de consulta y la optimización del rendimiento?</text:p>
      <text:p text:style-name="P20"><text:span text:style-name="T3"><text:tab/>El auge de aplicaciones web y móviles ha llevado a un aumento en la utilización de JSON como formato de intercambio de datos. Sin embargo, la gestión adecuada de datos JSON en bases de datos relacionales plantea interrogantes fundamentales. Estos cuestionamientos abarcan desde la estructura de datos y su almacenamiento hasta la capacidad de realizar consultas efectivas y mantener un rendimiento óptimo en entornos de producción.</text:span></text:p>
      <text:p text:style-name="P12">Objetivos Generales</text:p>
      <text:p text:style-name="P15"/>
      <text:p text:style-name="P4"><text:tab/>El objetivo general de este Trabajo Práctico es explorar y comprender en profundidad el manejo de tipos de datos JSON en bases de datos, específicamente en el contexto de bases de datos relacionales. Se busca proporcionar una visión integral de las estrategias, técnicas y mejores prácticas necesarias para integrar, almacenar, consultar y optimizar datos JSON en sistemas de gestión de bases de datos relacionales.</text:p>
      <text:p text:style-name="P7"/>
      <text:p text:style-name="P12">Objetivos Específicos</text:p>
      <text:p text:style-name="P13"/>
      <text:list xml:id="list30674089" text:style-name="L3">
        <text:list-item>
          <text:p text:style-name="P18"><text:span text:style-name="T6">Analizar la estructura de datos JSON: </text:span><text:span text:style-name="T7">Comprender en detalle la estructura de datos JSON, incluyendo objetos, arrays y valores, y cómo se relacionan con las tablas de bases de datos relacionales.</text:span></text:p>
        </text:list-item>
        <text:list-item>
          <text:p text:style-name="P19">Explorar la capacidad de consulta: <text:span text:style-name="T7">Investigar las técnicas y herramientas disponibles para realizar consultas efectivas en datos JSON, incluyendo la extracción de información específica de objetos y arrays anidados.</text:span></text:p>
        </text:list-item>
        <text:list-item>
          <text:p text:style-name="P19">Optimizar el rendimiento: <text:span text:style-name="T7">dentificar y evaluar prácticas de optimización de rendimiento para consultas que involucran datos JSON en bases de datos relacionales.</text:span></text:p>
        </text:list-item>
        <text:list-item>
          <text:p text:style-name="P22"><text:span text:style-name="T4">Estudiar ejemplos de casos de uso: </text:span><text:span text:style-name="T5">Presentar ejemplos de casos de uso prácticos que demuestren la aplicación efectiva de la gestión de datos JSON en entornos del mundo real.</text:span></text:p>
        </text:list-item>
      </text:list>
      <text:p text:style-name="P12"/>
      <text:p text:style-name="P12"/>
      <text:p text:style-name="P14">Capitulo II: Marco conceptual o referencial</text:p>
      <text:p text:style-name="P13"/>
      <text:p text:style-name="P13"/>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21:34:43.222407008</meta:creation-date>
    <dc:date>2023-10-30T22:14:40.072019683</dc:date>
    <meta:editing-duration>PT19M36S</meta:editing-duration>
    <meta:editing-cycles>3</meta:editing-cycles>
    <meta:generator>LibreOffice/7.3.7.2$Linux_X86_64 LibreOffice_project/30$Build-2</meta:generator>
    <meta:document-statistic meta:table-count="0" meta:image-count="0" meta:object-count="0" meta:page-count="3" meta:paragraph-count="23" meta:word-count="662" meta:character-count="4307" meta:non-whitespace-character-count="3657"/>
  </office:meta>
</office:document-meta>
</file>